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57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-group table:display="false">
          <table:table-column table:style-name="co3" table:visibility="collapse" table:default-cell-style-name="ce25"/>
          <table:table-column table:style-name="co4" table:visibility="collapse" table:default-cell-style-name="ce25"/>
          <table:table-column table:style-name="co5" table:visibility="collapse" table:default-cell-style-name="ce29"/>
          <table:table-column table:style-name="co6" table:visibility="collapse" table:default-cell-style-name="ce29"/>
          <table:table-column table:style-name="co7" table:visibility="collapse" table:default-cell-style-name="ce29"/>
        </table:table-column-group>
        <table:table-column table:style-name="co2" table:default-cell-style-name="ce34"/>
        <table:table-column table:style-name="co8" table:default-cell-style-name="ce48"/>
        <table:table-column table:style-name="co9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style-name="ce46" office:value-type="string" calcext:value-type="string">
            <text:p>sl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CRSD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CL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MDI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2">Функцию удалить         в SC2 платы клавиатуры нет         </text:span>   В  коде ошибка -  на PC12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MC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52" office:value-type="string" calcext:value-type="string">
            <text:p>IN8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52" office:value-type="string" calcext:value-type="string">
            <text:p>IN7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4.33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RELE1_UPR</text:p>
          </table:table-cell>
          <table:table-cell table:style-name="ce52" office:value-type="string" calcext:value-type="string">
            <text:p>IN6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5.2925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AMP_UPR</text:p>
          </table:table-cell>
          <table:table-cell table:style-name="ce52" office:value-type="string" calcext:value-type="string">
            <text:p>IN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M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C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JTAG_TDI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POW_DOW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JTAG_TD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JTAG_TRS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TEST_BU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I2C1_SC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I2C1_S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TEST_L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RX_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_E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number-columns-repeated="2" table:style-name="ce8" office:value-type="string" calcext:value-type="string">
            <text:p>ETH_TXD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6" office:value-type="string" calcext:value-type="string">
            <text:p>ETH_MD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TX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TX_CL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RX_D1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office:annotation draw:style-name="gr1" draw:text-style-name="P2" svg:width="1.1413in" svg:height="0.7083in" svg:x="3.5126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52" office:value-type="string" calcext:value-type="string">
            <text:p>IN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IN3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style-name="ce52" office:value-type="string" calcext:value-type="string">
            <text:p>IN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style-name="ce52" office:value-type="string" calcext:value-type="string">
            <text:p>IN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O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W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style-name="ce52" office:value-type="string" calcext:value-type="string">
            <text:p>NORM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C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MCLK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D_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FS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CK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SAI1_SD_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UART7_R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UART7_T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A15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style-name="ce52" office:value-type="string" calcext:value-type="string">
            <text:p>UPR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style-name="ce52" office:value-type="string" calcext:value-type="string">
            <text:p>UPR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style-name="ce52" office:value-type="string" calcext:value-type="string">
            <text:p>UPR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style-name="ce52" office:value-type="string" calcext:value-type="string">
            <text:p>UPR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style-name="ce52" office:value-type="string" calcext:value-type="string">
            <text:p>UPR5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style-name="ce52" office:value-type="string" calcext:value-type="string">
            <text:p>UPR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style-name="ce52" office:value-type="string" calcext:value-type="string">
            <text:p>UPR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style-name="ce52" office:value-type="string" calcext:value-type="string">
            <text:p>UPR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Z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Z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ETH_CO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I2C2_SC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I2C2_S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9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style-name="ce5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E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2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D3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OO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BYPASS_RE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~RESE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PDR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VCAP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8" office:value-type="string" calcext:value-type="string">
            <text:p>VCAP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CODEC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CBIAS</text:p>
          </table:table-cell>
          <table:table-cell table:style-name="ce17" office:value-type="string" calcext:value-type="string">
            <text:p>MIC_BIAS</text:p>
          </table:table-cell>
          <table:table-cell table:style-name="ce23" table:number-columns-repeated="2"/>
          <table:table-cell table:style-name="ce27" table:number-columns-repeated="3"/>
          <table:table-cell table:style-name="ce18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1_L</text:p>
          </table:table-cell>
          <table:table-cell table:style-name="ce6" office:value-type="string" calcext:value-type="string">
            <text:p>MIC_GNDA</text:p>
          </table:table-cell>
          <table:table-cell table:style-name="ce6" table:number-columns-repeated="5"/>
          <table:table-cell table:number-columns-repeated="2" table:style-name="ce6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1_R</text:p>
          </table:table-cell>
          <table:table-cell table:style-name="ce6" office:value-type="string" calcext:value-type="string">
            <text:p>MIC_GNDA</text:p>
          </table:table-cell>
          <table:table-cell table:style-name="ce6" table:number-columns-repeated="5"/>
          <table:table-cell table:style-name="ce6" office:value-type="string" calcext:value-type="string">
            <text:p>MIC_GNDA</text:p>
          </table:table-cell>
          <table:table-cell table:style-name="ce53" office:value-type="string" calcext:value-type="string">
            <text:p>MIC_IN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2_L</text:p>
          </table:table-cell>
          <table:table-cell table:style-name="ce6" office:value-type="string" calcext:value-type="string">
            <text:p>MIC2_L</text:p>
          </table:table-cell>
          <table:table-cell table:style-name="ce6" table:number-columns-repeated="5"/>
          <table:table-cell table:style-name="ce6" office:value-type="string" calcext:value-type="string">
            <text:p>MIC2_L</text:p>
          </table:table-cell>
          <table:table-cell table:style-name="ce5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2_R</text:p>
          </table:table-cell>
          <table:table-cell table:style-name="ce6" office:value-type="string" calcext:value-type="string">
            <text:p>MIC2_R</text:p>
          </table:table-cell>
          <table:table-cell table:style-name="ce6" table:number-columns-repeated="5"/>
          <table:table-cell table:style-name="ce6" office:value-type="string" calcext:value-type="string">
            <text:p>MIC2_R</text:p>
          </table:table-cell>
          <table:table-cell table:style-name="ce5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3_L</text:p>
          </table:table-cell>
          <table:table-cell table:style-name="ce6" office:value-type="string" calcext:value-type="string">
            <text:p>MIC3_L</text:p>
          </table:table-cell>
          <table:table-cell table:style-name="ce6" table:number-columns-repeated="5"/>
          <table:table-cell table:style-name="ce6" office:value-type="string" calcext:value-type="string">
            <text:p>MIC3_L</text:p>
          </table:table-cell>
          <table:table-cell table:style-name="ce5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3_R</text:p>
          </table:table-cell>
          <table:table-cell table:style-name="ce18" office:value-type="string" calcext:value-type="string">
            <text:p>MIC_GNDA</text:p>
          </table:table-cell>
          <table:table-cell table:style-name="ce23" table:number-columns-repeated="2"/>
          <table:table-cell table:style-name="ce27" table:number-columns-repeated="3"/>
          <table:table-cell table:style-name="ce18" office:value-type="string" calcext:value-type="string">
            <text:p>MIC3_R</text:p>
          </table:table-cell>
          <table:table-cell table:style-name="ce53" office:value-type="string" calcext:value-type="string">
            <text:p>MIC_GN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L</text:p>
          </table:table-cell>
          <table:table-cell table:style-name="ce6" office:value-type="string" calcext:value-type="string">
            <text:p>LINE_OUT1</text:p>
          </table:table-cell>
          <table:table-cell table:style-name="ce23" table:number-columns-repeated="2"/>
          <table:table-cell table:style-name="ce27" table:number-columns-repeated="3"/>
          <table:table-cell table:number-columns-repeated="2" table:style-name="ce6" office:value-type="string" calcext:value-type="string">
            <text:p>LINE_OUT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OR</text:p>
          </table:table-cell>
          <table:table-cell table:style-name="ce6"/>
          <table:table-cell table:style-name="ce23" table:number-columns-repeated="2"/>
          <table:table-cell table:style-name="ce27" table:number-columns-repeated="3"/>
          <table:table-cell table:style-name="ce18" office:value-type="string" calcext:value-type="string">
            <text:p>LINE_OUT2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L</text:p>
          </table:table-cell>
          <table:table-cell table:style-name="ce6" office:value-type="string" calcext:value-type="string">
            <text:p>HPL_OUT</text:p>
          </table:table-cell>
          <table:table-cell table:style-name="ce6" table:number-columns-repeated="5"/>
          <table:table-cell table:style-name="ce6" office:value-type="string" calcext:value-type="string">
            <text:p>HPL_OUT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PR</text:p>
          </table:table-cell>
          <table:table-cell table:style-name="ce6" office:value-type="string" calcext:value-type="string">
            <text:p>HPR_OUT</text:p>
          </table:table-cell>
          <table:table-cell table:style-name="ce6" table:number-columns-repeated="5"/>
          <table:table-cell table:style-name="ce6" office:value-type="string" calcext:value-type="string">
            <text:p>HPR_OUT</text:p>
          </table:table-cell>
          <table:table-cell table:style-name="ce53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7:14:45.90663858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2-25T17:32:56.100760290</dc:date>
    <meta:editing-duration>PT6H31M58S</meta:editing-duration>
    <meta:editing-cycles>81</meta:editing-cycles>
    <meta:document-statistic meta:table-count="1" meta:cell-count="709" meta:object-count="0"/>
  </office:meta>
</office:document-meta>
</file>